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bd7291" style:font-size-asian="12pt" style:font-size-complex="12pt"/>
    </style:style>
    <style:style style:name="P41"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2"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3" style:family="paragraph" style:parent-style-name="Heading_20_1">
      <style:paragraph-properties fo:text-align="justify" style:justify-single-word="false"/>
      <style:text-properties officeooo:paragraph-rsid="00500d21"/>
    </style:style>
    <style:style style:name="P44" style:family="paragraph" style:parent-style-name="Heading_20_2">
      <style:paragraph-properties fo:text-align="justify" style:justify-single-word="false"/>
      <style:text-properties officeooo:paragraph-rsid="000ea3a0"/>
    </style:style>
    <style:style style:name="P45" style:family="paragraph" style:parent-style-name="Standard">
      <style:paragraph-properties fo:text-align="justify" style:justify-single-word="false"/>
      <style:text-properties officeooo:paragraph-rsid="00c3da68"/>
    </style:style>
    <style:style style:name="P46"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7"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4"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5"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6"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7"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c3da68" style:font-name-asian="Arial1" style:font-size-asian="12pt" style:font-weight-asian="bold" style:font-name-complex="Arial1" style:font-size-complex="12pt" style:language-complex="pt" style:country-complex="PT" style:font-weight-complex="bold"/>
    </style:style>
    <style:style style:name="T60"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1"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2"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3"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4"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5"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6"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7"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8"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9"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70" style:family="text">
      <style:text-properties fo:color="#000000" style:font-name="arial" fo:font-size="12pt" style:font-name-asian="Arial1" style:font-size-asian="12pt" style:font-name-complex="Arial1" style:font-size-complex="12pt" style:language-complex="pt" style:country-complex="PT"/>
    </style:style>
    <style:style style:name="T71"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2"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3" style:family="text">
      <style:text-properties fo:color="#000000" style:font-name="arial" fo:font-size="12pt" fo:background-color="#ffffff" loext:char-shading-value="0" style:font-size-asian="12pt" style:font-name-complex="Arial1" style:font-size-complex="12pt"/>
    </style:style>
    <style:style style:name="T74" style:family="text">
      <style:text-properties fo:color="#000000" style:font-name="arial" style:text-underline-style="solid" style:text-underline-width="auto" style:text-underline-color="font-color"/>
    </style:style>
    <style:style style:name="T75"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6"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7"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8"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9"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5"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7"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5"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7"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9"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10"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1"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2"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3"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4"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5"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6"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7"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8"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9"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0"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1"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2" style:family="text">
      <style:text-properties fo:font-weight="bold" style:font-weight-asian="bold" style:font-name-complex="Arial1" style:language-complex="pt" style:country-complex="PT"/>
    </style:style>
    <style:style style:name="T123" style:family="text">
      <style:text-properties fo:font-weight="bold" officeooo:rsid="00222d90" style:font-weight-asian="bold" style:font-name-complex="Arial1" style:language-complex="pt" style:country-complex="PT"/>
    </style:style>
    <style:style style:name="T124" style:family="text">
      <style:text-properties fo:font-weight="bold" officeooo:rsid="00047fbc" style:font-weight-asian="bold" style:font-name-complex="Arial1" style:language-complex="pt" style:country-complex="PT"/>
    </style:style>
    <style:style style:name="T125" style:family="text">
      <style:text-properties fo:font-weight="bold" officeooo:rsid="000ea3a0" style:font-weight-asian="bold" style:font-name-complex="Arial1" style:language-complex="pt" style:country-complex="PT"/>
    </style:style>
    <style:style style:name="T126" style:family="text">
      <style:text-properties fo:font-weight="bold" officeooo:rsid="00390218" style:font-weight-asian="bold" style:font-name-complex="Arial1" style:language-complex="pt" style:country-complex="PT"/>
    </style:style>
    <style:style style:name="T127" style:family="text">
      <style:text-properties fo:font-weight="bold" officeooo:rsid="00940090" style:font-weight-asian="bold" style:font-name-complex="Arial1" style:language-complex="pt" style:country-complex="PT"/>
    </style:style>
    <style:style style:name="T128" style:family="text">
      <style:text-properties fo:font-weight="bold" style:font-name-asian="Arial1" style:font-weight-asian="bold" style:font-name-complex="Arial1" style:language-complex="pt" style:country-complex="PT"/>
    </style:style>
    <style:style style:name="T129" style:family="text">
      <style:text-properties fo:font-weight="bold" officeooo:rsid="00047fbc" style:font-name-asian="Arial1" style:font-weight-asian="bold" style:font-name-complex="Arial1" style:language-complex="pt" style:country-complex="PT"/>
    </style:style>
    <style:style style:name="T130" style:family="text">
      <style:text-properties fo:font-weight="bold" style:font-name-asian="Arial1" style:font-weight-asian="bold" style:font-name-complex="Arial1" style:language-complex="pt" style:country-complex="PT" style:font-weight-complex="bold"/>
    </style:style>
    <style:style style:name="T131" style:family="text">
      <style:text-properties fo:font-weight="bold" officeooo:rsid="0013405f" style:font-name-asian="Arial1" style:font-weight-asian="bold" style:font-name-complex="Arial1" style:language-complex="pt" style:country-complex="PT" style:font-weight-complex="bold"/>
    </style:style>
    <style:style style:name="T132" style:family="text">
      <style:text-properties fo:font-weight="bold" officeooo:rsid="001530fc" style:font-name-asian="Arial1" style:font-weight-asian="bold" style:font-name-complex="Arial1" style:language-complex="pt" style:country-complex="PT" style:font-weight-complex="bold"/>
    </style:style>
    <style:style style:name="T133" style:family="text">
      <style:text-properties fo:font-weight="bold" officeooo:rsid="00169323" style:font-name-asian="Arial1" style:font-weight-asian="bold" style:font-name-complex="Arial1" style:language-complex="pt" style:country-complex="PT" style:font-weight-complex="bold"/>
    </style:style>
    <style:style style:name="T134" style:family="text">
      <style:text-properties fo:font-weight="bold" officeooo:rsid="002d9598" style:font-name-asian="Arial1" style:font-weight-asian="bold" style:font-name-complex="Arial1" style:language-complex="pt" style:country-complex="PT" style:font-weight-complex="bold"/>
    </style:style>
    <style:style style:name="T135" style:family="text">
      <style:text-properties fo:font-weight="bold" officeooo:rsid="0030ced4" style:font-name-asian="Arial1" style:font-weight-asian="bold" style:font-name-complex="Arial1" style:language-complex="pt" style:country-complex="PT" style:font-weight-complex="bold"/>
    </style:style>
    <style:style style:name="T136" style:family="text">
      <style:text-properties fo:font-weight="bold" officeooo:rsid="003adbfd" style:font-name-asian="Arial1" style:font-weight-asian="bold" style:font-name-complex="Arial1" style:language-complex="pt" style:country-complex="PT" style:font-weight-complex="bold"/>
    </style:style>
    <style:style style:name="T137" style:family="text">
      <style:text-properties fo:font-weight="bold" officeooo:rsid="00500d21" style:font-name-asian="Arial1" style:font-weight-asian="bold" style:font-name-complex="Arial1" style:language-complex="pt" style:country-complex="PT" style:font-weight-complex="bold"/>
    </style:style>
    <style:style style:name="T138" style:family="text">
      <style:text-properties fo:font-weight="bold" officeooo:rsid="001b7398" style:font-name-asian="Arial1" style:font-weight-asian="bold" style:font-name-complex="Arial1" style:language-complex="pt" style:country-complex="PT"/>
    </style:style>
    <style:style style:name="T139" style:family="text">
      <style:text-properties fo:font-weight="bold" officeooo:rsid="001a8142" style:font-name-asian="Arial1" style:font-weight-asian="bold" style:font-name-complex="Arial1" style:language-complex="pt" style:country-complex="PT"/>
    </style:style>
    <style:style style:name="T140" style:family="text">
      <style:text-properties fo:font-weight="bold" officeooo:rsid="002803c2" style:font-name-asian="Arial1" style:font-weight-asian="bold" style:font-name-complex="Arial1" style:language-complex="pt" style:country-complex="PT"/>
    </style:style>
    <style:style style:name="T141" style:family="text">
      <style:text-properties fo:font-weight="bold" officeooo:rsid="002d9598" style:font-name-asian="Arial1" style:font-weight-asian="bold" style:font-name-complex="Arial1" style:language-complex="pt" style:country-complex="PT"/>
    </style:style>
    <style:style style:name="T142" style:family="text">
      <style:text-properties fo:font-weight="bold" officeooo:rsid="003adbfd" style:font-name-asian="Arial1" style:font-weight-asian="bold" style:font-name-complex="Arial1" style:language-complex="pt" style:country-complex="PT"/>
    </style:style>
    <style:style style:name="T143" style:family="text">
      <style:text-properties fo:font-weight="bold" officeooo:rsid="00500d21" style:font-name-asian="Arial1" style:font-weight-asian="bold" style:font-name-complex="Arial1" style:language-complex="pt" style:country-complex="PT"/>
    </style:style>
    <style:style style:name="T144"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5" style:family="text">
      <style:text-properties fo:font-weight="normal" style:font-name-asian="Arial1" style:font-weight-asian="normal" style:font-name-complex="Arial1" style:language-complex="pt" style:country-complex="PT" style:font-weight-complex="normal"/>
    </style:style>
    <style:style style:name="T146" style:family="text">
      <style:text-properties fo:font-weight="normal" officeooo:rsid="001a8142" style:font-name-asian="Arial1" style:font-weight-asian="normal" style:font-name-complex="Arial1" style:language-complex="pt" style:country-complex="PT" style:font-weight-complex="normal"/>
    </style:style>
    <style:style style:name="T147" style:family="text">
      <style:text-properties fo:font-weight="normal" officeooo:rsid="00075bc8" style:font-name-asian="Arial1" style:font-weight-asian="normal" style:font-name-complex="Arial1" style:language-complex="pt" style:country-complex="PT" style:font-weight-complex="normal"/>
    </style:style>
    <style:style style:name="T148" style:family="text">
      <style:text-properties fo:font-weight="normal" officeooo:rsid="0005cd84" style:font-name-asian="Arial1" style:font-weight-asian="normal" style:font-name-complex="Arial1" style:language-complex="pt" style:country-complex="PT" style:font-weight-complex="normal"/>
    </style:style>
    <style:style style:name="T149" style:family="text">
      <style:text-properties fo:font-weight="normal" officeooo:rsid="000ea3a0" style:font-name-asian="Arial1" style:font-weight-asian="normal" style:font-name-complex="Arial1" style:language-complex="pt" style:country-complex="PT" style:font-weight-complex="normal"/>
    </style:style>
    <style:style style:name="T150" style:family="text">
      <style:text-properties fo:font-weight="normal" officeooo:rsid="00125cbe" style:font-name-asian="Arial1" style:font-weight-asian="normal" style:font-name-complex="Arial1" style:language-complex="pt" style:country-complex="PT" style:font-weight-complex="normal"/>
    </style:style>
    <style:style style:name="T151" style:family="text">
      <style:text-properties fo:font-weight="normal" officeooo:rsid="000baeaf" style:font-name-asian="Arial1" style:font-weight-asian="normal" style:font-name-complex="Arial1" style:language-complex="pt" style:country-complex="PT" style:font-weight-complex="normal"/>
    </style:style>
    <style:style style:name="T152" style:family="text">
      <style:text-properties fo:font-weight="normal" officeooo:rsid="002d9598" style:font-name-asian="Arial1" style:font-weight-asian="normal" style:font-name-complex="Arial1" style:language-complex="pt" style:country-complex="PT" style:font-weight-complex="normal"/>
    </style:style>
    <style:style style:name="T153" style:family="text">
      <style:text-properties fo:font-weight="normal" officeooo:rsid="0030ced4" style:font-name-asian="Arial1" style:font-weight-asian="normal" style:font-name-complex="Arial1" style:language-complex="pt" style:country-complex="PT" style:font-weight-complex="normal"/>
    </style:style>
    <style:style style:name="T154" style:family="text">
      <style:text-properties fo:font-weight="normal" officeooo:rsid="003adbfd" style:font-name-asian="Arial1" style:font-weight-asian="normal" style:font-name-complex="Arial1" style:language-complex="pt" style:country-complex="PT" style:font-weight-complex="normal"/>
    </style:style>
    <style:style style:name="T155" style:family="text">
      <style:text-properties fo:font-weight="normal" officeooo:rsid="0045a71c" style:font-name-asian="Arial1" style:font-weight-asian="normal" style:font-name-complex="Arial1" style:language-complex="pt" style:country-complex="PT" style:font-weight-complex="normal"/>
    </style:style>
    <style:style style:name="T156" style:family="text">
      <style:text-properties fo:font-weight="normal" officeooo:rsid="00500d21" style:font-name-asian="Arial1" style:font-weight-asian="normal" style:font-name-complex="Arial1" style:language-complex="pt" style:country-complex="PT" style:font-weight-complex="normal"/>
    </style:style>
    <style:style style:name="T157" style:family="text">
      <style:text-properties style:font-name-asian="Arial1" style:font-name-complex="Arial1" style:language-complex="pt" style:country-complex="PT"/>
    </style:style>
    <style:style style:name="T158" style:family="text">
      <style:text-properties officeooo:rsid="0013405f" style:font-name-asian="Arial1" style:font-name-complex="Arial1" style:language-complex="pt" style:country-complex="PT"/>
    </style:style>
    <style:style style:name="T159" style:family="text">
      <style:text-properties officeooo:rsid="001a8142" style:font-name-asian="Arial1" style:font-name-complex="Arial1" style:language-complex="pt" style:country-complex="PT"/>
    </style:style>
    <style:style style:name="T160" style:family="text">
      <style:text-properties officeooo:rsid="0017e9c9" style:font-name-asian="Arial1" style:font-name-complex="Arial1" style:language-complex="pt" style:country-complex="PT"/>
    </style:style>
    <style:style style:name="T161" style:family="text">
      <style:text-properties officeooo:rsid="00169323" style:font-name-asian="Arial1" style:font-name-complex="Arial1" style:language-complex="pt" style:country-complex="PT"/>
    </style:style>
    <style:style style:name="T162" style:family="text">
      <style:text-properties officeooo:rsid="001530fc" style:font-name-asian="Arial1" style:font-name-complex="Arial1" style:language-complex="pt" style:country-complex="PT"/>
    </style:style>
    <style:style style:name="T163" style:family="text">
      <style:text-properties style:font-name-asian="Arial1" style:font-name-complex="Arial1" style:language-complex="pt" style:country-complex="PT" style:font-weight-complex="bold"/>
    </style:style>
    <style:style style:name="T164" style:family="text">
      <style:text-properties officeooo:rsid="001530fc" style:font-name-asian="Arial1" style:font-name-complex="Arial1" style:language-complex="pt" style:country-complex="PT" style:font-weight-complex="bold"/>
    </style:style>
    <style:style style:name="T165" style:family="text">
      <style:text-properties fo:background-color="#ffffff" loext:char-shading-value="0" style:font-name-complex="Arial1"/>
    </style:style>
    <style:style style:name="T166" style:family="text">
      <style:text-properties officeooo:rsid="0013405f" fo:background-color="#ffffff" loext:char-shading-value="0" style:font-name-complex="Arial1"/>
    </style:style>
    <style:style style:name="T167" style:family="text">
      <style:text-properties officeooo:rsid="0017e9c9" fo:background-color="#ffffff" loext:char-shading-value="0" style:font-name-complex="Arial1"/>
    </style:style>
    <style:style style:name="T168" style:family="text">
      <style:text-properties fo:font-size="12pt" fo:font-weight="bold" style:font-name-asian="Arial1" style:font-size-asian="12pt" style:font-weight-asian="bold" style:font-name-complex="Arial1" style:font-size-complex="12pt" style:language-complex="pt" style:country-complex="PT"/>
    </style:style>
    <style:style style:name="T169"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70"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4"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5"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6" style:family="text">
      <style:text-properties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177" style:family="text">
      <style:text-properties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178"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9"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80"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81"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82"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83"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84" style:family="text">
      <style:text-properties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85" style:family="text">
      <style:text-properties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86" style:family="text">
      <style:text-properties officeooo:rsid="00c3da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João Paulo Hotequil</text:p>
      <text:h text:style-name="P44"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4">h</text:span></text:a><text:a xlink:type="simple" xlink:href="mailto:joaohotequil@gmail.com" text:style-name="ListLabel_20_12" text:visited-style-name="ListLabel_20_12"><text:span text:style-name="Internet_20_link"><text:span text:style-name="T33">otequil@</text:span></text:span></text:a><text:a xlink:type="simple" xlink:href="mailto:joaohotequil@gmail.com" text:style-name="ListLabel_20_12" text:visited-style-name="ListLabel_20_12"><text:span text:style-name="Internet_20_link"><text:span text:style-name="T35">protonmail</text:span></text:span></text:a><text:a xlink:type="simple" xlink:href="mailto:joaohotequil@gmail.com" text:style-name="ListLabel_20_12" text:visited-style-name="ListLabel_20_12"><text:span text:style-name="Internet_20_link"><text:span text:style-name="T74">.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2" text:outline-level="1"/>
      <text:h text:style-name="P41" text:outline-level="1"><text:span text:style-name="T123">O que eu tenho a dizer</text:span><text:span text:style-name="T122">:</text:span></text:h>
      <text:p text:style-name="P40">Chamo-me João Paulo Hotequil e trago uma trajetória de trabalho na área de Tecnologia da Informação desde os meus 14 anos. Iniciei lidando com hardware e aos 16 anos fui para a parte de software. Sempre com uma rotina de estudos, pois é preciso estar aprendendo constantemente para construir uma carreira sólida. Busco aprimorar minhas habilidades por meio de cursos, certificações, livros e palestras, visando assim aplicar o conhecimento adquirido no dia-a-dia.</text:p>
      <text:p text:style-name="P39"/>
      <text:p text:style-name="P39">Tenho convicção no potencial da tecnologia como agente de descentralização, redução de custos, criação de empregos, negócios e facilitação da vida no geral. Sou uma pessoa muito curiosa e focada, gosto de estudar diferentes coisas, porque precisamos entender o mundo, para assim usar a tecnologia na solução. Mantenho o olhar na acessibilidade, responsividade, performance, semântica, SEO, usabilidade, testes, segurança, YAGNI, KISS, padrões de qualidade e design. Dessa forma, dedico-me diariamente ao aprimoramento desses aspectos.</text:p>
      <text:p text:style-name="P16"/>
      <text:h text:style-name="P41" text:outline-level="1"><text:span text:style-name="T126">Formações</text:span><text:span text:style-name="T122">:</text:span></text:h>
      <text:h text:style-name="P43" text:outline-level="1"><text:span text:style-name="lt-line-clamp_5f__5f_raw-line"><text:span text:style-name="T117">[fevereiro de </text:span></text:span><text:span text:style-name="lt-line-clamp_5f__5f_raw-line"><text:span text:style-name="T118">2021</text:span></text:span><text:span text:style-name="lt-line-clamp_5f__5f_raw-line"><text:span text:style-name="T117"> – </text:span></text:span><text:span text:style-name="lt-line-clamp_5f__5f_raw-line"><text:span text:style-name="T118">até o momento</text:span></text:span><text:span text:style-name="lt-line-clamp_5f__5f_raw-line"><text:span text:style-name="T117">] </text:span></text:span><text:span text:style-name="lt-line-clamp_5f__5f_raw-line"><text:span text:style-name="T118">FIAP</text:span></text:span><text:span text:style-name="lt-line-clamp_5f__5f_raw-line"><text:span text:style-name="T117"> | </text:span></text:span><text:span text:style-name="lt-line-clamp_5f__5f_raw-line"><text:span text:style-name="T119">Online</text:span></text:span><text:span text:style-name="lt-line-clamp_5f__5f_raw-line"><text:span text:style-name="T117">: </text:span></text:span><text:span text:style-name="lt-line-clamp_5f__5f_raw-line"><text:span text:style-name="T113">estou cursando sistemas de informação </text:span></text:span><text:span text:style-name="lt-line-clamp_5f__5f_raw-line"><text:span text:style-name="T115">(</text:span></text:span><text:span text:style-name="lt-line-clamp_5f__5f_raw-line"><text:span text:style-name="T113">bacharelado</text:span></text:span><text:span text:style-name="lt-line-clamp_5f__5f_raw-line"><text:span text:style-name="T115">)</text:span></text:span><text:span text:style-name="lt-line-clamp_5f__5f_raw-line"><text:span text:style-name="T114">.</text:span></text:span></text:h>
      <text:p text:style-name="P17"><text:span text:style-name="T128">[fevereiro de 2018 – dezembro de 20</text:span><text:span text:style-name="T129">19</text:span><text:span text:style-name="T128">] </text:span><text:span text:style-name="T130">E.E.B. Professor Honório Miranda | Gaspar, Santa Catarina: </text:span><text:span text:style-name="T146">c</text:span><text:span text:style-name="T120">ursei o segundo e terceiro ano do ensino médio.</text:span></text:p>
      <text:p text:style-name="P17"><text:span text:style-name="T128">[fevereiro de 2006 – dezembro de 2017] </text:span><text:span text:style-name="T130">Madre Francisca Lampel | Gaspar, Santa Catarina: </text:span><text:span text:style-name="T146">c</text:span><text:span text:style-name="T121">ursei o ensino fundamental (I e II) e o primeiro ano do ensino médio.</text:span></text:p>
      <text:p text:style-name="P26"/>
      <text:h text:style-name="P47" text:outline-level="1"><text:soft-page-break/><text:span text:style-name="T124">E</text:span><text:span text:style-name="T122">specializações, </text:span><text:span text:style-name="T127">eventos,</text:span><text:span text:style-name="T122"> </text:span><text:span text:style-name="T125">t</text:span><text:span text:style-name="T122">reinamentos e cursos </text:span><text:span text:style-name="T126">(tenho algumas outras certificações que acabei não colocando aqui)</text:span><text:span text:style-name="T122">:</text:span></text:h>
      <text:p text:style-name="P45"><text:span text:style-name="T37">[</text:span><text:span text:style-name="T46">abril</text:span><text:span text:style-name="T37"> de 20</text:span><text:span text:style-name="T45">2</text:span><text:span text:style-name="T59">4</text:span><text:span text:style-name="T37"> – </text:span><text:span text:style-name="T46">abril</text:span><text:span text:style-name="T45"> de 202</text:span><text:span text:style-name="T59">4</text:span><text:span text:style-name="T37">] </text:span><text:span text:style-name="T50">Hackerspace</text:span><text:span text:style-name="T37"> </text:span><text:span text:style-name="T42">(</text:span><text:span text:style-name="T59">7</text:span><text:span text:style-name="T46"> </text:span><text:span text:style-name="T42">horas)</text:span><text:span text:style-name="T37"> | </text:span><text:span text:style-name="T46">Blumenau</text:span><text:span text:style-name="T37">, Santa Catarina: </text:span><text:span text:style-name="T13">participei do evento </text:span><text:span text:style-name="T14">FLISoL </text:span><text:span text:style-name="T15">feito pela Hackerspace</text:span><text:span text:style-name="T10">.</text:span></text:p>
      <text:p text:style-name="P14"><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8">75</text:span><text:span text:style-name="T42"> hora</text:span><text:span text:style-name="T58">s</text:span><text:span text:style-name="T42">)</text:span><text:span text:style-name="T37"> | </text:span><text:span text:style-name="T49">Educação a distância</text:span><text:span text:style-name="T37">: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7">1</text:span><text:span text:style-name="T42"> hora)</text:span><text:span text:style-name="T37"> | </text:span><text:span text:style-name="T49">Educação a distância</text:span><text:span text:style-name="T37">: </text:span><text:span text:style-name="T24">feito treinamento utilizando o GitHub Copilot</text:span><text:span text:style-name="T10">.</text:span></text:p>
      <text:p text:style-name="P9"><text:span text:style-name="T37">[</text:span><text:span text:style-name="T47">dezembro</text:span><text:span text:style-name="T37"> de 20</text:span><text:span text:style-name="T53">23</text:span><text:span text:style-name="T37"> – </text:span><text:span text:style-name="T47">dezembro</text:span><text:span text:style-name="T37"> de 20</text:span><text:span text:style-name="T53">23</text:span><text:span text:style-name="T37">]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70">[</text:span><text:span text:style-name="T172">novembro</text:span><text:span text:style-name="T170"> de 20</text:span><text:span text:style-name="T173">2</text:span><text:span text:style-name="T175">3</text:span><text:span text:style-name="T170"> – </text:span><text:span text:style-name="T172">novembro</text:span><text:span text:style-name="T170"> de 20</text:span><text:span text:style-name="T173">2</text:span><text:span text:style-name="T175">3</text:span><text:span text:style-name="T170">] </text:span><text:span text:style-name="T172">Front in Floripa</text:span><text:span text:style-name="T170"> </text:span><text:span text:style-name="T174">(</text:span><text:span text:style-name="T173">10</text:span><text:span text:style-name="T174"> horas)</text:span><text:span text:style-name="T170"> | </text:span><text:span text:style-name="T172">Florianópolis</text:span><text:span text:style-name="T170">, Santa Catarina: </text:span><text:span text:style-name="T183">participei do evento Front in Floripa</text:span><text:span text:style-name="T179">.</text:span></text:p>
      <text:p text:style-name="P8"><text:span text:style-name="T36">[100% concluído] </text:span><text:span text:style-name="T52">Performa_IT</text:span><text:span text:style-name="T37"> </text:span><text:span text:style-name="T51">(</text:span><text:span text:style-name="T69">1</text:span><text:span text:style-name="T68">.5</text:span><text:span text:style-name="T67"> horas</text:span><text:span text:style-name="T51">)</text:span><text:span text:style-name="T37"> | </text:span><text:span text:style-name="T49">Educação a distância</text:span><text:span text:style-name="T37">:</text:span><text:span text:style-name="T10"> </text:span><text:span text:style-name="T19">feito </text:span><text:span text:style-name="T20">treinamento interno sobre IA no apoio ao desenvolvimento de software.</text:span></text:p>
      <text:p text:style-name="P7"><text:span text:style-name="T36">[100% concluído]</text:span><text:span text:style-name="T70"> </text:span><text:span text:style-name="T37">Udemy </text:span><text:span text:style-name="T51">(</text:span><text:span text:style-name="T68">47.5</text:span><text:span text:style-name="T67"> horas</text:span><text:span text:style-name="T51">)</text:span><text:span text:style-name="T37"> | </text:span><text:span text:style-name="T49">Educação a distância</text:span><text:span text:style-name="T37">:</text:span><text:span text:style-name="T70"> </text:span><text:span text:style-name="T71">feito o curso de </text:span><text:span text:style-name="T111">NodeJS, TypeScript, TDD, DDD, Clean Architecture e SOLID </text:span><text:span text:style-name="T112">do Rodrigo Manguinho</text:span><text:span text:style-name="T73">.</text:span></text:p>
      <text:p text:style-name="P4"><text:span text:style-name="T37">[</text:span><text:span text:style-name="T46">abril</text:span><text:span text:style-name="T37"> de 20</text:span><text:span text:style-name="T45">2</text:span><text:span text:style-name="T46">3</text:span><text:span text:style-name="T37"> – </text:span><text:span text:style-name="T46">abril</text:span><text:span text:style-name="T45"> de 202</text:span><text:span text:style-name="T46">3</text:span><text:span text:style-name="T37">] </text:span><text:span text:style-name="T50">Hackerspace</text:span><text:span text:style-name="T37"> </text:span><text:span text:style-name="T42">(</text:span><text:span text:style-name="T46">8 </text:span><text:span text:style-name="T42">horas)</text:span><text:span text:style-name="T37"> | </text:span><text:span text:style-name="T46">Blumenau</text:span><text:span text:style-name="T37">, Santa Catarina: </text:span><text:span text:style-name="T13">participei do evento </text:span><text:span text:style-name="T14">FLISoL </text:span><text:span text:style-name="T15">feito pela Hackerspace</text:span><text:span text:style-name="T10">.</text:span></text:p>
      <text:p text:style-name="P3"><text:span text:style-name="T37">[</text:span><text:span text:style-name="T44">novembro</text:span><text:span text:style-name="T37"> de 20</text:span><text:span text:style-name="T45">22</text:span><text:span text:style-name="T37"> – </text:span><text:span text:style-name="T44">novembro</text:span><text:span text:style-name="T37"> de 20</text:span><text:span text:style-name="T45">22</text:span><text:span text:style-name="T37">]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text:span text:style-name="T37">[</text:span><text:span text:style-name="T38">julho</text:span><text:span text:style-name="T37"> de </text:span><text:span text:style-name="T39">202</text:span><text:span text:style-name="T40">2</text:span><text:span text:style-name="T37"> – </text:span><text:span text:style-name="T38">julho</text:span><text:span text:style-name="T37"> de </text:span><text:span text:style-name="T39">202</text:span><text:span text:style-name="T40">2</text:span><text:span text:style-name="T37">] </text:span><text:span text:style-name="T41">Apex</text:span><text:span text:style-name="T37"> </text:span><text:span text:style-name="T42">(</text:span><text:span text:style-name="T43">4</text:span><text:span text:style-name="T42"> horas)</text:span><text:span text:style-name="T37"> | Blumenau, Santa Catarina: </text:span><text:span text:style-name="T11">participei de um workshop sobre </text:span><text:span text:style-name="T12">soft skills</text:span><text:span text:style-name="T10">.</text:span></text:p>
      <text:p text:style-name="P34"><text:span text:style-name="T89">[</text:span><text:span text:style-name="T90">abril</text:span><text:span text:style-name="T89"> de </text:span><text:span text:style-name="T91">202</text:span><text:span text:style-name="T90">2</text:span><text:span text:style-name="T89"> – </text:span><text:span text:style-name="T90">abril</text:span><text:span text:style-name="T89"> de </text:span><text:span text:style-name="T91">202</text:span><text:span text:style-name="T90">2</text:span><text:span text:style-name="T89">] </text:span><text:span text:style-name="T92">Apex</text:span><text:span text:style-name="T89"> </text:span><text:span text:style-name="T93">(</text:span><text:span text:style-name="T94">4</text:span><text:span text:style-name="T93"> horas)</text:span><text:span text:style-name="T89"> | Blumenau, Santa Catarina: </text:span><text:span text:style-name="T78">participei de um workshop sobre </text:span><text:span text:style-name="T79">cultura organizacional das empresas de tecnologia</text:span><text:span text:style-name="T77">.</text:span></text:p>
      <text:p text:style-name="P29"><text:span text:style-name="T168">[</text:span><text:span text:style-name="T169">100% concluído</text:span><text:span text:style-name="T168">] </text:span><text:span text:style-name="T178">TestDome </text:span><text:span text:style-name="T170">| </text:span><text:span text:style-name="T171">Educação a distância</text:span><text:span text:style-name="T170">: </text:span><text:span text:style-name="T180">realizei um treinamento com questões sobre </text:span><text:span text:style-name="T182">Node.js</text:span><text:span text:style-name="T179">.</text:span></text:p>
      <text:p text:style-name="P29"><text:span text:style-name="T168">[</text:span><text:span text:style-name="T169">100% concluído</text:span><text:span text:style-name="T168">] </text:span><text:span text:style-name="T178">TestDome </text:span><text:span text:style-name="T170">| </text:span><text:span text:style-name="T171">Educação a distância</text:span><text:span text:style-name="T170">: </text:span><text:span text:style-name="T180">realizei um treinamento com questões sobre </text:span><text:span text:style-name="T182">JavaScript with jQuery</text:span><text:span text:style-name="T179">.</text:span></text:p>
      <text:p text:style-name="P30"><text:span text:style-name="T168">[</text:span><text:span text:style-name="T169">100% concluído</text:span><text:span text:style-name="T168">] </text:span><text:span text:style-name="T178">TestDome </text:span><text:span text:style-name="T170">| </text:span><text:span text:style-name="T171">Educação a distância</text:span><text:span text:style-name="T170">: </text:span><text:span text:style-name="T180">realizei um treinamento com questões sobre </text:span><text:span text:style-name="T182">Vue.js.</text:span></text:p>
      <text:p text:style-name="P30"><text:soft-page-break/><text:span text:style-name="T168">[</text:span><text:span text:style-name="T169">100% concluído</text:span><text:span text:style-name="T168">] </text:span><text:span text:style-name="T178">TestDome </text:span><text:span text:style-name="T170">| </text:span><text:span text:style-name="T171">Educação a distância</text:span><text:span text:style-name="T170">: </text:span><text:span text:style-name="T180">realizei um treinamento com questões sobre </text:span><text:span text:style-name="T181">TypeScript </text:span><text:span text:style-name="T182">e JavaScript.</text:span></text:p>
      <text:p text:style-name="P35"><text:span text:style-name="T88">[</text:span><text:span text:style-name="T97">100% concluído</text:span><text:span text:style-name="T88">] </text:span><text:span text:style-name="T98">TestDome </text:span><text:span text:style-name="T89">| </text:span><text:span text:style-name="T95">Educação a distância</text:span><text:span text:style-name="T89">: </text:span><text:span text:style-name="T80">realizei um treinamento com questões sobre </text:span><text:span text:style-name="T81">Angular e TypeScript.</text:span></text:p>
      <text:p text:style-name="P36"><text:span text:style-name="T88">[</text:span><text:span text:style-name="T97">100% concluído</text:span><text:span text:style-name="T88">] </text:span><text:span text:style-name="T98">TestDome </text:span><text:span text:style-name="T89">| </text:span><text:span text:style-name="T95">Educação a distância</text:span><text:span text:style-name="T89">: </text:span><text:span text:style-name="T80">realizei um treinamento com questões sobre </text:span><text:span text:style-name="T82">JavaScript.</text:span></text:p>
      <text:p text:style-name="P36"><text:span text:style-name="T88">[</text:span><text:span text:style-name="T97">100% concluído</text:span><text:span text:style-name="T88">] </text:span><text:span text:style-name="T98">TestDome </text:span><text:span text:style-name="T89">| </text:span><text:span text:style-name="T95">Educação a distância</text:span><text:span text:style-name="T89">: </text:span><text:span text:style-name="T80">realizei um treinamento com questões sobre Angular.</text:span></text:p>
      <text:p text:style-name="P36"><text:span text:style-name="T88">[</text:span><text:span text:style-name="T97">100% concluído</text:span><text:span text:style-name="T88">] </text:span><text:span text:style-name="T99">EW IT</text:span><text:span text:style-name="T100"> </text:span><text:span text:style-name="T95">(</text:span><text:span text:style-name="T96">16</text:span><text:span text:style-name="T95"> horas)</text:span><text:span text:style-name="T89"> | </text:span><text:span text:style-name="T95">Educação a distância</text:span><text:span text:style-name="T89">: </text:span><text:span text:style-name="T83">completei o curso de NodeJS.</text:span></text:p>
      <text:p text:style-name="P18"><text:span text:style-name="T128">[</text:span><text:span text:style-name="T142">100% concluído</text:span><text:span text:style-name="T128">] </text:span><text:span text:style-name="T143">FIAP – Nano Courses </text:span><text:span text:style-name="T136">(</text:span><text:span text:style-name="T137">60</text:span><text:span text:style-name="T136"> horas)</text:span><text:span text:style-name="T130"> | </text:span><text:span text:style-name="T136">Educação a distância</text:span><text:span text:style-name="T130">: </text:span><text:span text:style-name="T154">concluí </text:span><text:span text:style-name="T156">o </text:span><text:span text:style-name="T154">curso de </text:span><text:span text:style-name="T156">comunicação e semiótica nos Nano Courses.</text:span></text:p>
      <text:p text:style-name="P18"><text:span text:style-name="T128">[</text:span><text:span text:style-name="T142">100% concluído</text:span><text:span text:style-name="T128">] </text:span><text:span text:style-name="T136">Loiane Groner (28 horas)</text:span><text:span text:style-name="T130"> | </text:span><text:span text:style-name="T136">Educação a distância</text:span><text:span text:style-name="T130">: </text:span><text:span text:style-name="T154">concluí um curso de Angular pela plataforma online da Loiane Groner.</text:span></text:p>
      <text:p text:style-name="P18"><text:span text:style-name="T128">[</text:span><text:span text:style-name="T141">dezembro</text:span><text:span text:style-name="T128"> de </text:span><text:span text:style-name="T141">2020</text:span><text:span text:style-name="T128"> – </text:span><text:span text:style-name="T141">dezembro</text:span><text:span text:style-name="T128"> de </text:span><text:span text:style-name="T141">2020</text:span><text:span text:style-name="T128">] </text:span><text:span text:style-name="T141">Microsoft</text:span><text:span text:style-name="T130"> </text:span><text:span text:style-name="T131">(</text:span><text:span text:style-name="T134">2</text:span><text:span text:style-name="T131"> horas)</text:span><text:span text:style-name="T130"> | Blumenau, Santa Catarina: </text:span><text:span text:style-name="T152">realizei o exame 70-480 da Microsoft na ProWay com perguntas de HTML5, CSS3 e JavaScript, minha pontuação final foi de 909 pontos.</text:span></text:p>
      <text:p text:style-name="P18"><text:span text:style-name="T130">[</text:span><text:span text:style-name="T135">outubro</text:span><text:span text:style-name="T130"> de </text:span><text:span text:style-name="T134">2020</text:span><text:span text:style-name="T130"> – </text:span><text:span text:style-name="T135">outubro</text:span><text:span text:style-name="T130"> de </text:span><text:span text:style-name="T134">2020</text:span><text:span text:style-name="T130">] </text:span><text:span text:style-name="T135">Apex</text:span><text:span text:style-name="T130"> </text:span><text:span text:style-name="T131">(</text:span><text:span text:style-name="T135">3</text:span><text:span text:style-name="T131"> horas)</text:span><text:span text:style-name="T130"> | Blumenau, Santa Catarina: </text:span><text:span text:style-name="T153">participei de um workshop sobre empreendedorismo.</text:span></text:p>
      <text:p text:style-name="P25"><text:span text:style-name="T130">[</text:span><text:span text:style-name="T135">outubro</text:span><text:span text:style-name="T130"> de </text:span><text:span text:style-name="T134">2020</text:span><text:span text:style-name="T130"> – </text:span><text:span text:style-name="T135">outubro</text:span><text:span text:style-name="T130"> de </text:span><text:span text:style-name="T134">2020</text:span><text:span text:style-name="T130">] </text:span><text:span text:style-name="T135">Apex</text:span><text:span text:style-name="T130"> </text:span><text:span text:style-name="T131">(</text:span><text:span text:style-name="T135">3</text:span><text:span text:style-name="T131"> horas)</text:span><text:span text:style-name="T130"> | Blumenau, Santa Catarina: </text:span><text:span text:style-name="T153">participei de um workshop sobre planejamento de carreira</text:span><text:span text:style-name="T145">.</text:span></text:p>
      <text:p text:style-name="P6"><text:span text:style-name="T37">[</text:span><text:span text:style-name="T48">setembro</text:span><text:span text:style-name="T37"> de 20</text:span><text:span text:style-name="T48">20</text:span><text:span text:style-name="T37"> – </text:span><text:span text:style-name="T48">setembro</text:span><text:span text:style-name="T37"> de 20</text:span><text:span text:style-name="T48">20</text:span><text:span text:style-name="T37">] </text:span><text:span text:style-name="T50">DB1 Group</text:span><text:span text:style-name="T37"> </text:span><text:span text:style-name="T42">(</text:span><text:span text:style-name="T45">1</text:span><text:span text:style-name="T48">2</text:span><text:span text:style-name="T42"> horas)</text:span><text:span text:style-name="T37"> | </text:span><text:span text:style-name="T49">Educação a distância</text:span><text:span text:style-name="T37">: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7">[</text:span><text:span text:style-name="T47">dezembro</text:span><text:span text:style-name="T37"> de 2019 – </text:span><text:span text:style-name="T47">dezembro</text:span><text:span text:style-name="T37"> de 2019]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7">[</text:span><text:span text:style-name="T44">novembro</text:span><text:span text:style-name="T37"> de 2019 – </text:span><text:span text:style-name="T44">novembro</text:span><text:span text:style-name="T37"> de 2019]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9"><text:span text:style-name="T128">[janeiro de 2019 – junho de 2019]</text:span><text:span text:style-name="T157"> </text:span><text:span text:style-name="T130">Apex </text:span><text:span text:style-name="T131">(180 horas)</text:span><text:span text:style-name="T130"> | Blumenau, Santa Catarina: </text:span><text:span text:style-name="T146">t</text:span><text:span text:style-name="T145">reinamento de alta performance de desenvolvimento e programação </text:span><text:span text:style-name="T147">f</text:span><text:span text:style-name="T145">ront-end </text:span><text:span text:style-name="T148">usando</text:span><text:span text:style-name="T145"> HTML5, CSS3 </text:span><text:span text:style-name="T149">(SASS e SCSS)</text:span><text:span text:style-name="T145">, JavaScript, TypeScript, testes, Angular 6, ReactJS, VueJS, Git </text:span><text:span text:style-name="T148">e </text:span><text:span text:style-name="T145">GitHub, </text:span><text:span text:style-name="T148">W</text:span><text:span text:style-name="T145">ebpack </text:span><text:span text:style-name="T148">e</text:span><text:span text:style-name="T145"> Gulp.</text:span></text:p>
      <text:p text:style-name="P19"><text:span text:style-name="T128">[dezembro de 2018 - dezembro de 2018]</text:span><text:span text:style-name="T157"> </text:span><text:span text:style-name="T130">Apex </text:span><text:span text:style-name="T131">(16 horas)</text:span><text:span text:style-name="T130"> | Blumenau, Santa Catarina: </text:span><text:span text:style-name="T146">tr</text:span><text:span text:style-name="T145">einamento de alta performance de </text:span><text:span text:style-name="T150">l</text:span><text:span text:style-name="T145">ógica de </text:span><text:span text:style-name="T150">p</text:span><text:span text:style-name="T145">rogramação </text:span><text:span text:style-name="T151">sobre</text:span><text:span text:style-name="T145"> boas </text:span><text:soft-page-break/><text:span text:style-name="T145">práticas, manipulação de textos, criação de objetos, armazenamento de dados em listas e tópicos avançados </text:span><text:span text:style-name="T150">da linguagem</text:span><text:span text:style-name="T145">.</text:span></text:p>
      <text:p text:style-name="P20"><text:span text:style-name="T128">[dezembro de 2018 - dezembro de 2018]</text:span><text:span text:style-name="T157"> </text:span><text:span text:style-name="T130">Apex </text:span><text:span text:style-name="T131">(16 horas)</text:span><text:span text:style-name="T130"> | Blumenau, Santa Catarina: </text:span><text:span text:style-name="T146">t</text:span><text:span text:style-name="T145">reinamento</text:span><text:span text:style-name="T157"> de alta performance de </text:span><text:span text:style-name="T158">b</text:span><text:span text:style-name="T157">anco de </text:span><text:span text:style-name="T158">d</text:span><text:span text:style-name="T157">ados </text:span><text:span text:style-name="T158">sobre</text:span><text:span text:style-name="T157"> </text:span><text:span text:style-name="T165">instalação, configuração, conceitos básicos, comandos para manipulação de tabelas, texto </text:span><text:span text:style-name="T166">e</text:span><text:span text:style-name="T165"> data, operadores, </text:span><text:span text:style-name="T166">funções </text:span><text:span text:style-name="T165">básicas </text:span><text:span text:style-name="T166">e intermediárias</text:span><text:span text:style-name="T165">, normalização de dados, relacionamento entre tabelas, </text:span><text:span text:style-name="T166">unificação de </text:span><text:span text:style-name="T165">tabelas, realização de consultas, criação de views, indexação de tabelas, backup d</text:span><text:span text:style-name="T166">e</text:span><text:span text:style-name="T165"> dados e restaura</text:span><text:span text:style-name="T166">ção</text:span><text:span text:style-name="T165"> </text:span><text:span text:style-name="T166">d</text:span><text:span text:style-name="T165">as informações da base através do backup</text:span><text:span text:style-name="T157">.</text:span></text:p>
      <text:p text:style-name="P21"><text:span text:style-name="T128">[100% concluído]</text:span><text:span text:style-name="T157"> </text:span><text:span text:style-name="T130">Udemy </text:span><text:span text:style-name="T132">(</text:span><text:span text:style-name="T144">54 horas</text:span><text:span text:style-name="T132">)</text:span><text:span text:style-name="T130"> | </text:span><text:span text:style-name="T136">Educação a distância</text:span><text:span text:style-name="T130">:</text:span><text:span text:style-name="T157"> </text:span><text:span text:style-name="T159">t</text:span><text:span text:style-name="T157">reinamento básico de desenvolvimento e programação </text:span><text:span text:style-name="T160">f</text:span><text:span text:style-name="T157">ront-end </text:span><text:span text:style-name="T160">utilizando</text:span><text:span text:style-name="T157"> </text:span><text:span text:style-name="T165">HTML5, CSS3 </text:span><text:span text:style-name="T167">e</text:span><text:span text:style-name="T165"> J</text:span><text:span text:style-name="T167">ava</text:span><text:span text:style-name="T165">S</text:span><text:span text:style-name="T167">cript</text:span><text:span text:style-name="T165"> e</text:span><text:span text:style-name="T167">m cinco</text:span><text:span text:style-name="T165"> </text:span><text:span text:style-name="T167">p</text:span><text:span text:style-name="T165">rojetos.</text:span></text:p>
      <text:p text:style-name="P21"><text:span text:style-name="T128">[100% concluído]</text:span><text:span text:style-name="T157"> </text:span><text:span text:style-name="T130">Udemy </text:span><text:span text:style-name="T133">(10 horas)</text:span><text:span text:style-name="T130"> | </text:span><text:span text:style-name="T136">Educação a distância</text:span><text:span text:style-name="T130">:</text:span><text:span text:style-name="T157"> </text:span><text:span text:style-name="T159">t</text:span><text:span text:style-name="T157">reinamento básico de inglês </text:span><text:span text:style-name="T161">sobre</text:span><text:span text:style-name="T157"> </text:span><text:span text:style-name="T161">metodologia </text:span><text:span text:style-name="T157">para ser fluente.</text:span><text:bookmark text:name="_GoBack"/></text:p>
      <text:p text:style-name="P22"><text:span text:style-name="T128">[setembro de 2018 – fevereiro de 2019]</text:span><text:span text:style-name="T157"> </text:span><text:span text:style-name="T130">Instituto Mix </text:span><text:span text:style-name="T132">(96 horas)</text:span><text:span text:style-name="T130"> | Gaspar, Santa Catarina:</text:span><text:span text:style-name="T157"> </text:span><text:span text:style-name="T146">t</text:span><text:span text:style-name="T145">reinamento</text:span><text:span text:style-name="T157"> básico de </text:span><text:span text:style-name="T162">m</text:span><text:span text:style-name="T157">ontagem e </text:span><text:span text:style-name="T162">m</text:span><text:span text:style-name="T157">anutenção </text:span><text:span text:style-name="T162">de</text:span><text:span text:style-name="T157"> hardware e redes.</text:span></text:p>
      <text:p text:style-name="P22"><text:span text:style-name="T128">[maio de 2017 – outubro de 2018]</text:span><text:span text:style-name="T157"> </text:span><text:span text:style-name="T130">GERAR </text:span><text:span text:style-name="T132">(1280 horas)</text:span><text:span text:style-name="T130"> | Gaspar e Blumenau, Santa Catarina: </text:span><text:span text:style-name="T146">c</text:span><text:span text:style-name="T145">urso</text:span><text:span text:style-name="T163"> de </text:span><text:span text:style-name="T164">a</text:span><text:span text:style-name="T163">dministração como menor aprendiz.</text:span></text:p>
      <text:p text:style-name="P11"><text:span text:style-name="T37">[</text:span><text:span text:style-name="T56">novembro</text:span><text:span text:style-name="T37"> de 201</text:span><text:span text:style-name="T56">2</text:span><text:span text:style-name="T37"> – </text:span><text:span text:style-name="T56">novembro</text:span><text:span text:style-name="T54"> de 201</text:span><text:span text:style-name="T56">2</text:span><text:span text:style-name="T37">]</text:span><text:span text:style-name="T72"> </text:span><text:span text:style-name="T56">Polícia Militar</text:span><text:span text:style-name="T55"> </text:span><text:span text:style-name="T37">| Gaspar, Santa Catarina: </text:span><text:span text:style-name="T22">adquiri a certificação do Proerd</text:span><text:span text:style-name="T72">.</text:span></text:p>
      <text:p text:style-name="P10"><text:span text:style-name="T37">[</text:span><text:span text:style-name="T54">dezembro</text:span><text:span text:style-name="T37"> de 201</text:span><text:span text:style-name="T54">0</text:span><text:span text:style-name="T37"> – </text:span><text:span text:style-name="T54">dezembro </text:span><text:span text:style-name="T37">de 201</text:span><text:span text:style-name="T54">0</text:span><text:span text:style-name="T37">]</text:span><text:span text:style-name="T72"> </text:span><text:span text:style-name="T54">ABJ (Associação Brusquense de Judô</text:span><text:span text:style-name="T55">) </text:span><text:span text:style-name="T37">| Gaspar, Santa Catarina: </text:span><text:span text:style-name="T21">conquistei a faixa cinza (7</text:span><text:span text:style-name="T116">° kiu) no Judô em minha escola com o professor Alessandro Veber</text:span><text:span text:style-name="T72">.</text:span></text:p>
      <text:p text:style-name="P27"/>
      <text:p text:style-name="P32">Experiência:</text:p>
      <text:p text:style-name="P12"><text:span text:style-name="T36">[</text:span><text:span text:style-name="T60">outubro </text:span><text:span text:style-name="T36">de </text:span><text:span text:style-name="T61">202</text:span><text:span text:style-name="T60">1</text:span><text:span text:style-name="T36"> – </text:span><text:span text:style-name="T60">até o momento</text:span><text:span text:style-name="T36">] </text:span><text:span text:style-name="T62">Desenvolvedor front-end</text:span><text:span text:style-name="T36"> | </text:span><text:span text:style-name="T60">Performa_IT</text:span><text:span text:style-name="T36">: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text:span><text:soft-page-break/><text:span text:style-name="T18">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88">[</text:span><text:span text:style-name="T102">janeiro</text:span><text:span text:style-name="T88"> de </text:span><text:span text:style-name="T102">2020</text:span><text:span text:style-name="T88"> – </text:span><text:span text:style-name="T101">setembro de 2021</text:span><text:span text:style-name="T88">] </text:span><text:span text:style-name="T103">Desenvolvedor front-end</text:span><text:span text:style-name="T88"> | </text:span><text:span text:style-name="T103">Velow </text:span><text:span text:style-name="T104">Sistemas</text:span><text:span text:style-name="T88">: </text:span><text:span text:style-name="T87">t</text:span><text:span text:style-name="T84">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28">[maio de </text:span><text:span text:style-name="T139">2019</text:span><text:span text:style-name="T128"> – </text:span><text:span text:style-name="T138">dezembro de 2019</text:span><text:span text:style-name="T128">] </text:span><text:span text:style-name="T139">Estagiário de programação</text:span><text:span text:style-name="T128"> | </text:span><text:span text:style-name="T139">Velow </text:span><text:span text:style-name="T140">Sistemas</text:span><text:span text:style-name="T128">: </text:span><text:span text:style-name="T146">a</text:span><text:span text:style-name="T145">tuei como estagiário de programação </text:span><text:span text:style-name="T155">no time de front-end</text:span><text:span text:style-name="T145">, </text:span><text:span text:style-name="T155">após isso </text:span><text:span text:style-name="T145">consegui ser efetivado.</text:span></text:p>
      <text:p text:style-name="P37"><text:span text:style-name="T105">[</text:span><text:span text:style-name="T106">novembro</text:span><text:span text:style-name="T105"> de </text:span><text:span text:style-name="T107">201</text:span><text:span text:style-name="T106">8</text:span><text:span text:style-name="T105"> – </text:span><text:span text:style-name="T106">abril</text:span><text:span text:style-name="T108"> de 2019</text:span><text:span text:style-name="T105">] </text:span><text:span text:style-name="T106">Técnico de informática</text:span><text:span text:style-name="T105"> | </text:span><text:span text:style-name="T110">Autônomo</text:span><text:span text:style-name="T105">: </text:span><text:span text:style-name="T85">comecei a fazer manutenção em computadores e atender clientes</text:span><text:span text:style-name="T77">.</text:span></text:p>
      <text:p text:style-name="P24"><text:span text:style-name="T128">[maio de 2017 – outubro de 2018] Auxiliar de TI | Fazzenda Park Hotel: </text:span><text:span text:style-name="T146">e</text:span><text:span text:style-name="T145">u era um menor aprendiz, com 14 anos, tive muitas responsabilidades e ordens de serviço para fazer, ganhei muita experiência na parte de suporte.</text:span></text:p>
      <text:p text:style-name="P33"><text:span text:style-name="T88">[junho de 2016 – janeiro de 2017] </text:span><text:span text:style-name="T109">Locutor</text:span><text:span text:style-name="T88"> | Rádio Sentinela do Vale: </text:span><text:span text:style-name="T86">t</text:span><text:span text:style-name="T77">rabalhei com meu potencial de comunicação na rádio, apresentava um programa de entretenimento, chamado Variedades, junto de um colega.</text:span></text:p>
      <text:p text:style-name="P28"/>
      <text:p text:style-name="P15"><text:span text:style-name="T76">Trabalho voluntário</text:span><text:span text:style-name="T75">:</text:span></text:p>
      <text:p text:style-name="P15"><text:span text:style-name="T63">[</text:span><text:span text:style-name="T64">janeiro</text:span><text:span text:style-name="T65"> </text:span><text:span text:style-name="T63">de </text:span><text:span text:style-name="T66">202</text:span><text:span text:style-name="T64">4</text:span><text:span text:style-name="T63"> – </text:span><text:span text:style-name="T65">até o momento</text:span><text:span text:style-name="T63">] </text:span><text:span text:style-name="T64">Voluntário</text:span><text:span text:style-name="T63"> | </text:span><text:span text:style-name="T64">Movimento Web Para Todos</text:span><text:span text:style-name="T63">: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9</meta:editing-cycles>
    <meta:print-date>2019-02-01T12:54:00</meta:print-date>
    <meta:creation-date>2018-01-13T12:08:00</meta:creation-date>
    <dc:date>2024-05-03T12:52:12.895174713</dc:date>
    <meta:editing-duration>PT12H21M36S</meta:editing-duration>
    <meta:generator>LibreOffice/6.4.7.2$Linux_X86_64 LibreOffice_project/40$Build-2</meta:generator>
    <meta:document-statistic meta:table-count="0" meta:image-count="0" meta:object-count="0" meta:page-count="5" meta:paragraph-count="55" meta:word-count="1552" meta:character-count="10476" meta:non-whitespace-character-count="89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